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9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0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1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7d1d5" draw:textarea-horizontal-align="left" draw:auto-grow-height="true" draw:auto-grow-width="false" fo:min-height="4.407cm" fo:min-width="0cm"/>
      <style:paragraph-properties style:writing-mode="lr-tb"/>
    </style:style>
    <style:style style:name="gr1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287cm"/>
    </style:style>
    <style:style style:name="gr14" style:family="graphic" style:parent-style-name="objectwithoutfill">
      <style:graphic-properties draw:marker-end="Arrowheads_20_3" draw:marker-end-width="0.3cm" draw:fill="none" loext:fill-use-slide-background="false" draw:textarea-vertical-align="middle"/>
    </style:style>
    <style:style style:name="gr1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1.154cm"/>
      <style:paragraph-properties style:writing-mode="lr-tb"/>
    </style:style>
    <style:style style:name="gr16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0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7cm"/>
      <style:paragraph-properties style:writing-mode="lr-tb"/>
    </style:style>
    <style:style style:name="gr19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0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6.381cm" fo:min-width="12.523cm"/>
      <style:paragraph-properties style:writing-mode="lr-tb"/>
    </style:style>
    <style:style style:name="gr2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51cm" fo:min-width="3.858cm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8cm" fo:min-width="1.403cm"/>
      <style:paragraph-properties style:writing-mode="lr-tb"/>
    </style:style>
    <style:style style:name="gr23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89cm" fo:min-width="1.2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7cm" fo:min-width="3.493cm"/>
      <style:paragraph-properties style:writing-mode="lr-tb"/>
    </style:style>
    <style:style style:name="gr25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9cm" fo:min-width="1.283cm"/>
      <style:paragraph-properties style:writing-mode="lr-tb"/>
    </style:style>
    <style:style style:name="gr26" style:family="graphic" style:parent-style-name="standard">
      <style:graphic-properties svg:stroke-color="#729fcf" draw:textarea-horizontal-align="justify" draw:textarea-vertical-align="middle" draw:auto-grow-height="false" fo:min-height="1.284cm" fo:min-width="5.4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93cm" fo:min-width="9.623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text-properties fo:font-size="16pt" fo:background-color="transparent"/>
    </style:style>
    <style:style style:name="P9" style:family="paragraph">
      <loext:graphic-properties draw:fill="solid" draw:fill-color="#f7d1d5"/>
      <style:text-properties fo:font-size="16pt" fo:background-color="transparen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94cm" svg:y1="5.986cm" svg:x2="17.474cm" svg:y2="7.205cm">
          <text:p/>
        </draw:line>
        <draw:line draw:style-name="gr7" draw:text-style-name="P5" draw:layer="layout" svg:x1="23.9cm" svg:y1="6.004cm" svg:x2="23.88cm" svg:y2="7.223cm">
          <text:p/>
        </draw:line>
        <draw:frame draw:style-name="gr8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488cm" svg:y1="8.738cm" svg:x2="19.488cm" svg:y2="9.624cm">
          <text:p/>
        </draw:line>
        <draw:line draw:style-name="gr7" draw:text-style-name="P5" draw:layer="layout" svg:x1="22.019cm" svg:y1="8.627cm" svg:x2="22.02cm" svg:y2="9.624cm">
          <text:p/>
        </draw:line>
        <draw:custom-shape draw:style-name="gr11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99cm" svg:y1="5.652cm" svg:x2="5.967cm" svg:y2="7.989cm">
          <text:p/>
        </draw:line>
        <draw:line draw:style-name="gr7" draw:text-style-name="P5" draw:layer="layout" svg:x1="10.272cm" svg:y1="8.719cm" svg:x2="14.147cm" svg:y2="8.701cm">
          <text:p/>
        </draw:line>
        <draw:frame draw:style-name="gr12" draw:text-style-name="P9" draw:layer="layout" svg:width="9.883cm" svg:height="4.657cm" svg:x="3.898cm" svg:y="9.827cm">
          <draw:text-box>
            <text:p text:style-name="P8">BuildAxisGroups():</text:p>
            <text:p text:style-name="P8">將 hmiConfigState 資料轉成</text:p>
            <text:p text:style-name="P8">樹狀結構：準備區附屬於</text:p>
            <text:p text:style-name="P8">機臺下，機臺附屬於</text:p>
            <text:p text:style-name="P8">捲取段 rollInAxisGroups 或</text:p>
            <text:p text:style-name="P8">給線段 rollOutAxisGroups</text:p>
          </draw:text-box>
        </draw:frame>
        <draw:g>
          <draw:custom-shape draw:style-name="gr13" draw:text-style-name="P10" draw:layer="layout" svg:width="3.787cm" svg:height="3.583cm" svg:x="0.241cm" svg:y="6.07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0.563cm" svg:y1="6.245cm" svg:x2="2.042cm" svg:y2="6.245cm">
              <text:p/>
            </draw:line>
            <draw:frame draw:style-name="gr15" draw:text-style-name="P6" draw:layer="layout" svg:width="1.734cm" svg:height="0.962cm" svg:x="0.35cm" svg:y="6.333cm">
              <draw:text-box>
                <text:p>data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6" draw:layer="layout" svg:width="3.469cm" svg:height="0.962cm" svg:x="0.317cm" svg:y="8.865cm">
              <draw:text-box>
                <text:p>variable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6" draw:layer="layout" svg:width="3.639cm" svg:height="0.962cm" svg:x="0.317cm" svg:y="7.471cm">
              <draw:text-box>
                <text:p>ReactState</text:p>
              </draw:text-box>
            </draw:frame>
            <draw:custom-shape draw:style-name="gr19" draw:text-style-name="P11" draw:layer="layout" svg:width="1.55cm" svg:height="0.312cm" svg:x="0.492cm" svg:y="8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5.652cm" svg:height="1.534cm" svg:x="15.258cm" svg:y="2.25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3.023cm" svg:height="6.631cm" svg:x="12.783cm" svg:y="4.526cm">
          <text:p text:style-name="P4">Traverse parsedHMIConfig, </text:p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21" draw:text-style-name="P10" draw:layer="layout" svg:width="4.358cm" svg:height="3.901cm" svg:x="1.828cm" svg:y="10.4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2.198cm" svg:y1="10.59cm" svg:x2="3.9cm" svg:y2="10.59cm">
              <text:p/>
            </draw:line>
            <draw:frame draw:style-name="gr22" draw:text-style-name="P6" draw:layer="layout" svg:width="1.903cm" svg:height="1.048cm" svg:x="1.954cm" svg:y="10.686cm">
              <draw:text-box>
                <text:p>data</text:p>
              </draw:text-box>
            </draw:frame>
            <draw:custom-shape draw:style-name="gr23" draw:text-style-name="P11" draw:layer="layout" svg:width="1.782cm" svg:height="0.339cm" svg:x="2.098cm" svg:y="11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6" draw:layer="layout" svg:width="3.993cm" svg:height="1.047cm" svg:x="1.915cm" svg:y="13.443cm">
              <draw:text-box>
                <text:p>variable</text:p>
              </draw:text-box>
            </draw:frame>
            <draw:custom-shape draw:style-name="gr23" draw:text-style-name="P11" draw:layer="layout" svg:width="1.782cm" svg:height="0.339cm" svg:x="2.098cm" svg:y="11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6" draw:layer="layout" svg:width="3.993cm" svg:height="1.047cm" svg:x="1.916cm" svg:y="11.925cm">
              <draw:text-box>
                <text:p>ReactState</text:p>
              </draw:text-box>
            </draw:frame>
            <draw:custom-shape draw:style-name="gr25" draw:text-style-name="P11" draw:layer="layout" svg:width="1.783cm" svg:height="0.34cm" svg:x="2.117cm" svg:y="13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5" draw:layer="layout" svg:x1="4.946cm" svg:y1="5.061cm" svg:x2="4.946cm" svg:y2="5.967cm">
          <text:p/>
        </draw:line>
        <draw:line draw:style-name="gr7" draw:text-style-name="P5" draw:layer="layout" svg:x1="18.122cm" svg:y1="3.784cm" svg:x2="18.122cm" svg:y2="4.526cm">
          <text:p/>
        </draw:line>
        <draw:custom-shape draw:style-name="gr26" draw:text-style-name="P4" draw:layer="layout" svg:width="5.945cm" svg:height="1.534cm" svg:x="1.831cm" svg:y="5.939cm">
          <text:p text:style-name="P4">productionState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0.123cm" svg:height="1.643cm" svg:x="1.829cm" svg:y="8.166cm">
          <text:p text:style-name="P4">getProductionDataByDeviceID(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3.632cm" svg:y="11.523cm">
          <text:p text:style-name="P4">rollInData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1.952cm" svg:y1="8.682cm" svg:x2="12.783cm" svg:y2="8.682cm">
          <text:p/>
        </draw:line>
        <draw:line draw:style-name="gr7" draw:text-style-name="P5" draw:layer="layout" svg:x1="4.895cm" svg:y1="7.473cm" svg:x2="4.877cm" svg:y2="8.166cm">
          <text:p/>
        </draw:line>
        <draw:custom-shape draw:style-name="gr4" draw:text-style-name="P4" draw:layer="layout" svg:width="5.652cm" svg:height="1.534cm" svg:x="19.506cm" svg:y="11.486cm">
          <text:p text:style-name="P4">rollOutData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1H56M16S</meta:editing-duration>
    <meta:editing-cycles>8</meta:editing-cycles>
    <meta:generator>LibreOffice/7.4.7.2$Linux_X86_64 LibreOffice_project/40$Build-2</meta:generator>
    <dc:title>Pencil</dc:title>
    <dc:date>2023-12-01T17:38:46.016694387</dc:date>
    <meta:document-statistic meta:object-count="94"/>
  </office:meta>
</office:document-meta>
</file>